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page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Cambria" fo:font-size="14pt" style:font-size-asian="14pt" style:font-size-complex="14pt"/>
    </style:style>
    <style:style style:name="P2" style:family="paragraph" style:parent-style-name="Text_20_body" style:list-style-name="L1">
      <style:text-properties style:font-name="Cambria" fo:font-size="14pt" style:font-size-asian="14pt" style:font-size-complex="14pt"/>
    </style:style>
    <style:style style:name="P3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3" text:outline-level="1">Достоинства</text:h>
          </table:table-cell>
        </table:table-row>
        <table:table-row table:style-name="Table1.2">
          <table:table-cell table:style-name="Table1.A2" office:value-type="string">
            <text:p text:style-name="P1">SimInTech имеет следующие достоинства:</text:p>
            <text:list xml:id="list3683783108364040928" text:style-name="L1">
              <text:list-item>
                <text:p text:style-name="P2"><text:span text:style-name="T1">открытость</text:span> – за счет реализации в SimInTech нескольких механизмов обмена данными с внешними расчетными программами, а также за счет встроенного языка программирования и интерпретатора математических функций;</text:p>
              </text:list-item>
              <text:list-item>
                <text:p text:style-name="P2"><text:span text:style-name="T1">принцип вложенности</text:span> структур (глубина вложенности неограниченная), что особо актуально при моделировании сложных динамических систем или комплектов алгоритмов для сложного технического объекта;</text:p>
              </text:list-item>
              <text:list-item>
                <text:p text:style-name="P2"><text:span text:style-name="T1">векторизация</text:span> алгоритмов передачи и обработки данных за счет реализации линий связи типа "шина" данных и векторизации входов/выходов всех типовых блоков;</text:p>
              </text:list-item>
              <text:list-item>
                <text:p text:style-name="P2">наличие <text:span text:style-name="T1">наиболее полной</text:span> <text:span text:style-name="T4">Общетехнической</text:span> и ряда пополняемых <text:span text:style-name="T4">Специализированных</text:span> библиотек типовых блоков, в т.ч. библиотеки теплофизических свойств основных рабочих тел;</text:p>
              </text:list-item>
              <text:list-item>
                <text:p text:style-name="P2">наличие графических примитивов и графического редактора, с возможностью параметризации и создания скриптов, что позволяет формировать в SimInTech панели (щиты) приборов для отображения и оперативного управления моделируемой системой в процессе расчета;</text:p>
              </text:list-item>
              <text:list-item>
                <text:p text:style-name="P2"><text:span text:style-name="T1">16 алгоритмов интегрирования</text:span>, включая 10 новых эффективных алгоритмов (5 явных и 5 неявных) для <text:span text:style-name="T1">жестких</text:span> систем дифференциальных уравнений;</text:p>
              </text:list-item>
              <text:list-item>
                <text:p text:style-name="P2">функционирование в <text:span text:style-name="T1">любой</text:span> версии <text:span text:style-name="T3">операционной системы </text:span>Windows <text:span text:style-name="T2">(XP, Vista, 7, 8, </text:span><text:span text:style-name="T3">как в </text:span><text:span text:style-name="T2">32</text:span><text:span text:style-name="T3">-х</text:span><text:span text:style-name="T2"> </text:span><text:span text:style-name="T3">так и в </text:span><text:span text:style-name="T2">64-</text:span><text:span text:style-name="T3">битных</text:span><text:span text:style-name="T2">),</text:span> наличие подробной контекстной справочной системы, подтвержденная эффективность в отраслевых разработках и учебном процессе.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остоинства SimInTech</dc:title>
    <dc:date>2015-01-08T00:53:23.30</dc:date>
    <meta:generator>OpenOffice/4.1.1$Win32 OpenOffice.org_project/411m6$Build-9775</meta:generator>
    <meta:editing-duration>PT5H18M2S</meta:editing-duration>
    <meta:editing-cycles>141</meta:editing-cycles>
    <meta:document-statistic meta:table-count="1" meta:image-count="0" meta:object-count="0" meta:page-count="1" meta:paragraph-count="9" meta:word-count="177" meta:character-count="1398"/>
    <meta:user-defined meta:name="Поле 1"/>
    <meta:user-defined meta:name="Поле 2"/>
    <meta:user-defined meta:name="Поле 3"/>
    <meta:user-defined meta:name="Поле 4"/>
  </office:meta>
</office:document-meta>
</file>